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ra Bakery</text:h>
      <text:p text:style-name="P2">Manual de Usuario: Panel de Administración</text:p>
      <text:p text:style-name="Horizontal_20_Line"/>
      <text:h text:style-name="Heading_20_3" text:outline-level="3">¡Bienvenido a tu nueva plataforma digital!</text:h>
      <text:p text:style-name="Text_20_body">Este panel de control ha sido diseñado a medida para Aura Bakery. Aquí podrás gestionar todo el flujo de tu negocio en tiempo real: desde la recepción de nuevos pedidos hasta el control de la capacidad de tu cocina y la administración de los accesos de tu equipo.</text:p>
      <text:p text:style-name="Text_20_body">A continuación, te explicamos paso a paso cómo utilizar cada herramienta.</text:p>
      <text:p text:style-name="Horizontal_20_Line"/>
      <text:h text:style-name="Heading_20_2" text:outline-level="2">1. Acceso al Sistema (Login)</text:h>
      <text:p text:style-name="Text_20_body">Para mantener la seguridad de los datos de tus clientes, el panel está protegido. Solo el personal autorizado puede ingresar.</text:p>
      <text:list text:style-name="L1">
        <text:list-item>
          <text:p text:style-name="P3">Abre tu navegador web e ingresa a la ruta segura de administración https://aura-bakery-shop.vercel.app/admin/login</text:p>
        </text:list-item>
        <text:list-item>
          <text:p text:style-name="P3">Ingresa tu <text:span text:style-name="T1">Correo electrónico</text:span> y tu <text:span text:style-name="T1">Contraseña</text:span>.</text:p>
        </text:list-item>
        <text:list-item>
          <text:p text:style-name="P3">Haz clic en <text:span text:style-name="T1">Iniciar sesión</text:span>. Si tus credenciales son correctas, ingresarás automáticamente a la pantalla principal.</text:p>
        </text:list-item>
      </text:list>
      <text:p text:style-name="Horizontal_20_Line"/>
      <text:h text:style-name="Heading_20_2" text:outline-level="2">2. Gestión de Pedidos en Tiempo Real</text:h>
      <text:p text:style-name="Text_20_body">En la pestaña <text:span text:style-name="T1">"Pedidos y Horarios"</text:span>, verás una lista que se actualiza sola cada vez que un cliente realiza una compra en la página web. No necesitas recargar la página.</text:p>
      <text:p text:style-name="P2">¿Qué información incluye cada tarjeta de pedido?</text:p>
      <text:list text:style-name="L2">
        <text:list-item>
          <text:p text:style-name="P4">Nombre del cliente y número de teléfono (listo para contactar por WhatsApp).</text:p>
        </text:list-item>
        <text:list-item>
          <text:p text:style-name="P4">Método de entrega (Domicilio con su dirección, o Recoger en tienda).</text:p>
        </text:list-item>
        <text:list-item>
          <text:p text:style-name="P4">El detalle exacto de los productos, incluyendo tamaños y sabores específicos (ej. <text:span text:style-name="T2">Pasteis de Nata - Sabor: Arequipe</text:span>).</text:p>
        </text:list-item>
        <text:list-item>
          <text:p text:style-name="P4">El total pagado y los estados actuales del pedido.</text:p>
        </text:list-item>
      </text:list>
      <text:h text:style-name="Heading_20_3" text:outline-level="3">Flujo de trabajo para cada pedido:</text:h>
      <text:list text:style-name="L3">
        <text:list-item>
          <text:p text:style-name="P5"><text:span text:style-name="T1">Verificar el Pago:</text:span> * Si el cliente pagó directamente en la web con tarjeta o PSE (vía Wompi), el sistema mostrará una etiqueta verde de <text:span text:style-name="T1">PAGADO</text:span>.</text:p>
          <text:list>
            <text:list-item>
              <text:p text:style-name="P5"><text:soft-page-break/>Si el cliente eligió "Nequi / WhatsApp", el pedido ingresará con la etiqueta amarilla de <text:span text:style-name="T1">PENDIENTE</text:span>. Una vez que el cliente te envíe el comprobante y confirmes el dinero en tu cuenta, haz clic en la opción subrayada que dice <text:span text:style-name="T1">"Marcar como pagado"</text:span>.</text:p>
            </text:list-item>
          </text:list>
        </text:list-item>
        <text:list-item>
          <text:p text:style-name="P5"><text:span text:style-name="T1">Actualizar el Estado en Cocina:</text:span> Para mantener un orden interno, usa el menú desplegable en cada pedido para cambiar su estado:</text:p>
          <text:list>
            <text:list-item>
              <text:p text:style-name="P5"><text:span text:style-name="T1">Nuevo:</text:span> El pedido acaba de ingresar y aún no se prepara.</text:p>
            </text:list-item>
            <text:list-item>
              <text:p text:style-name="P5"><text:span text:style-name="T1">Preparando:</text:span> El pedido está en el horno o en proceso de empaque.</text:p>
            </text:list-item>
            <text:list-item>
              <text:p text:style-name="P5"><text:span text:style-name="T1">Entregado:</text:span> El pedido ya fue recogido por el cliente o despachado con el domiciliario.</text:p>
            </text:list-item>
          </text:list>
        </text:list-item>
      </text:list>
      <text:p text:style-name="Horizontal_20_Line"/>
      <text:h text:style-name="Heading_20_2" text:outline-level="2">3. Control de Horarios y Capacidad</text:h>
      <text:p text:style-name="Text_20_body">Para proteger la capacidad operativa de la cocina y asegurar la frescura de los postres, el sistema cuenta con un gestor de "Ventanas de Entrega" (ej. <text:span text:style-name="T2">9:00 a.m. – 12:00 p.m.</text:span>). Cada horario tiene un límite máximo de pedidos.</text:p>
      <text:p text:style-name="Text_20_body">En la parte superior de la pestaña de Pedidos, verás tus horarios:</text:p>
      <text:list text:style-name="L4">
        <text:list-item>
          <text:p text:style-name="P6"><text:span text:style-name="T1">Activar / Pausar Horario:</text:span> Si ocurre un imprevisto (ej. lluvia fuerte, falta de ingredientes, o exceso de trabajo manual), puedes presionar el botón <text:span text:style-name="T1">Pausar Horario</text:span>. Esto ocultará inmediatamente esa opción en la página web, evitando que entren nuevos pedidos para esa hora. Puedes presionar <text:span text:style-name="T1">Activar Horario</text:span> cuando estés listo para recibir pedidos nuevamente.</text:p>
        </text:list-item>
        <text:list-item>
          <text:p text:style-name="P6"><text:span text:style-name="T1">Reiniciar a 0:</text:span> Al final de tu jornada laboral (o al abrir la tienda al día siguiente), debes hacer clic en el botón <text:span text:style-name="T1">Reiniciar a 0</text:span> en cada uno de los horarios. Esto vacía el contador de pedidos del día anterior y deja el sistema listo para las ventas de hoy.</text:p>
        </text:list-item>
      </text:list>
      <text:p text:style-name="Horizontal_20_Line"/>
      <text:h text:style-name="Heading_20_2" text:outline-level="2">4. Gestión de tu Equipo de Trabajo</text:h>
      <text:p text:style-name="Text_20_body">Como administrador principal, tienes la capacidad de crear accesos individuales para tus empleados, de modo que ellos también puedan monitorear los pedidos sin necesidad de compartir tu contraseña personal.</text:p>
      <text:list text:style-name="L5">
        <text:list-item>
          <text:p text:style-name="P7">Dirígete a la pestaña <text:span text:style-name="T1">"Equipo"</text:span> (junto a "Pedidos y Horarios").</text:p>
        </text:list-item>
        <text:list-item>
          <text:p text:style-name="P7">En el formulario, ingresa el <text:span text:style-name="T1">Correo electrónico</text:span> del empleado.</text:p>
        </text:list-item>
        <text:list-item>
          <text:p text:style-name="P7">Asigna una <text:span text:style-name="T1">Contraseña temporal</text:span> (debe tener un mínimo de 6 caracteres).</text:p>
        </text:list-item>
        <text:list-item>
          <text:p text:style-name="P7">Haz clic en <text:span text:style-name="T1">Crear Acceso</text:span>. El sistema creará la cuenta de forma segura.</text:p>
        </text:list-item>
        <text:list-item>
          <text:p text:style-name="P7">Entrégale estas credenciales a tu empleado. ¡Ya podrá iniciar sesión desde su propio celular o computador en la tienda!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appy Oak Painting</meta:initial-creator>
    <meta:creation-date>2026-04-04T09:10:41.497703300</meta:creation-date>
    <dc:date>2026-04-04T09:13:44.031730000</dc:date>
    <dc:creator>Happy Oak Painting</dc:creator>
    <meta:editing-duration>PT3M3S</meta:editing-duration>
    <meta:editing-cycles>1</meta:editing-cycles>
    <meta:document-statistic meta:table-count="0" meta:image-count="0" meta:object-count="0" meta:page-count="2" meta:paragraph-count="36" meta:word-count="639" meta:character-count="3759" meta:non-whitespace-character-count="3175"/>
    <meta:generator>LibreOffice/25.8.5.2$Windows_X86_64 LibreOffice_project/9c8b85f387cc00a89945a79c9e6239f32e450ac2</meta:generator>
  </office:meta>
</office:document-meta>
</file>